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0877" officeooo:paragraph-rsid="00180877"/>
    </style:style>
    <style:style style:name="P2" style:family="paragraph" style:parent-style-name="Standard">
      <style:text-properties officeooo:rsid="00180877" officeooo:paragraph-rsid="001875ca"/>
    </style:style>
    <style:style style:name="P3" style:family="paragraph" style:parent-style-name="Standard">
      <style:text-properties fo:font-weight="bold" officeooo:rsid="00180877" officeooo:paragraph-rsid="00180877" style:font-weight-asian="bold" style:font-weight-complex="bold"/>
    </style:style>
    <style:style style:name="P4" style:family="paragraph" style:parent-style-name="Standard">
      <style:text-properties officeooo:rsid="001a42ae" officeooo:paragraph-rsid="001a42ae"/>
    </style:style>
    <style:style style:name="P5" style:family="paragraph" style:parent-style-name="Standard">
      <style:text-properties style:font-name="Courier New" officeooo:rsid="001a42ae" officeooo:paragraph-rsid="001a42ae"/>
    </style:style>
    <style:style style:name="P6" style:family="paragraph" style:parent-style-name="Standard">
      <style:text-properties style:font-name="Courier New" officeooo:rsid="001a7227" officeooo:paragraph-rsid="001a7227"/>
    </style:style>
    <style:style style:name="P7" style:family="paragraph" style:parent-style-name="Standard">
      <style:text-properties fo:font-variant="normal" fo:text-transform="none" fo:color="#333333" style:font-name="Courier New" fo:font-size="10.5pt" fo:letter-spacing="normal" fo:font-style="normal" fo:font-weight="normal" officeooo:rsid="001a42ae" officeooo:paragraph-rsid="001a42ae"/>
    </style:style>
    <style:style style:name="P8" style:family="paragraph" style:parent-style-name="Standard">
      <style:text-properties officeooo:rsid="001a7227" officeooo:paragraph-rsid="001a7227"/>
    </style:style>
    <style:style style:name="P9" style:family="paragraph" style:parent-style-name="Preformatted_20_Text">
      <style:text-properties officeooo:rsid="001a42ae" officeooo:paragraph-rsid="001a42ae"/>
    </style:style>
    <style:style style:name="P10" style:family="paragraph" style:parent-style-name="Preformatted_20_Text">
      <style:text-properties officeooo:rsid="001a7227" officeooo:paragraph-rsid="001a7227"/>
    </style:style>
    <style:style style:name="P11" style:family="paragraph" style:parent-style-name="Standard" style:list-style-name="L1">
      <style:text-properties officeooo:paragraph-rsid="001875ca"/>
    </style:style>
    <style:style style:name="P12" style:family="paragraph" style:parent-style-name="Standard">
      <style:text-properties officeooo:rsid="001a7227" officeooo:paragraph-rsid="001a7227"/>
    </style:style>
    <style:style style:name="P13" style:family="paragraph" style:parent-style-name="Standard">
      <style:text-properties officeooo:rsid="001cd394" officeooo:paragraph-rsid="001cd394"/>
    </style:style>
    <style:style style:name="P14" style:family="paragraph" style:parent-style-name="Standard">
      <style:text-properties fo:font-weight="bold" officeooo:rsid="001cd394" officeooo:paragraph-rsid="001cd394" style:font-weight-asian="bold" style:font-weight-complex="bold"/>
    </style:style>
    <style:style style:name="P15" style:family="paragraph" style:parent-style-name="Standard">
      <style:text-properties fo:font-weight="bold" officeooo:rsid="0021e146" officeooo:paragraph-rsid="0021e146" style:font-weight-asian="bold" style:font-weight-complex="bold"/>
    </style:style>
    <style:style style:name="P16" style:family="paragraph" style:parent-style-name="Standard">
      <style:text-properties officeooo:rsid="001a42ae" officeooo:paragraph-rsid="001a42ae"/>
    </style:style>
    <style:style style:name="P17" style:family="paragraph" style:parent-style-name="Standard">
      <style:text-properties style:font-name="Liberation Serif" officeooo:rsid="001cd394" officeooo:paragraph-rsid="001cd394"/>
    </style:style>
    <style:style style:name="P18" style:family="paragraph" style:parent-style-name="Standard">
      <style:text-properties officeooo:rsid="001da26b" officeooo:paragraph-rsid="001da26b"/>
    </style:style>
    <style:style style:name="P19" style:family="paragraph" style:parent-style-name="Standard">
      <style:text-properties officeooo:rsid="00204e3c" officeooo:paragraph-rsid="00204e3c"/>
    </style:style>
    <style:style style:name="P20" style:family="paragraph" style:parent-style-name="Standard" style:list-style-name="L2">
      <style:text-properties officeooo:rsid="00204e3c" officeooo:paragraph-rsid="00204e3c"/>
    </style:style>
    <style:style style:name="P21" style:family="paragraph" style:parent-style-name="Standard" style:list-style-name="L3">
      <style:text-properties officeooo:rsid="00204e3c" officeooo:paragraph-rsid="00204e3c"/>
    </style:style>
    <style:style style:name="P22" style:family="paragraph" style:parent-style-name="Standard">
      <style:text-properties officeooo:rsid="00180877" officeooo:paragraph-rsid="00180877"/>
    </style:style>
    <style:style style:name="P23" style:family="paragraph" style:parent-style-name="Standard">
      <style:paragraph-properties fo:text-align="center" style:justify-single-word="false"/>
      <style:text-properties officeooo:rsid="00180877" officeooo:paragraph-rsid="00180877"/>
    </style:style>
    <style:style style:name="P24" style:family="paragraph" style:parent-style-name="Standard">
      <style:paragraph-properties fo:text-align="center" style:justify-single-word="false"/>
      <style:text-properties fo:font-size="14pt" fo:font-weight="bold" officeooo:rsid="00180877" officeooo:paragraph-rsid="00180877" style:font-size-asian="14pt" style:font-weight-asian="bold" style:font-size-complex="14pt" style:font-weight-complex="bold"/>
    </style:style>
    <style:style style:name="P25" style:family="paragraph" style:parent-style-name="Standard">
      <style:text-properties officeooo:rsid="0021e146" officeooo:paragraph-rsid="0021e146"/>
    </style:style>
    <style:style style:name="T1" style:family="text">
      <style:text-properties officeooo:rsid="001875ca"/>
    </style:style>
    <style:style style:name="T2" style:family="text">
      <style:text-properties fo:font-weight="bold" officeooo:rsid="001875ca" style:font-weight-asian="bold" style:font-weight-complex="bold"/>
    </style:style>
    <style:style style:name="T3" style:family="text">
      <style:text-properties fo:font-variant="normal" fo:text-transform="none" fo:color="#333333" style:font-name="Courier New" fo:font-size="12pt" fo:letter-spacing="normal" fo:font-style="normal" fo:font-weight="normal" fo:background-color="#eeeeee" loext:char-shading-value="0" style:font-size-asian="12pt" style:font-size-complex="12pt" loext:padding="0in" loext:border="none"/>
    </style:style>
    <style:style style:name="T4" style:family="text">
      <style:text-properties fo:font-variant="normal" fo:text-transform="none" fo:color="#333333" style:font-name="Liberation Serif" fo:font-size="12pt" fo:letter-spacing="normal" fo:font-style="italic" fo:font-weight="normal" fo:background-color="#eeeeee" loext:char-shading-value="0" style:font-size-asian="12pt" style:font-style-asian="italic" style:font-size-complex="12pt" style:font-style-complex="italic" loext:padding="0in" loext:border="none"/>
    </style:style>
    <style:style style:name="T5" style:family="text">
      <style:text-properties style:font-name="Courier New"/>
    </style:style>
    <style:style style:name="T6" style:family="text">
      <style:text-properties style:font-name="Courier New" officeooo:rsid="001da26b"/>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italic" officeooo:rsid="001da26b" style:font-style-asian="italic" style:font-style-complex="italic"/>
    </style:style>
    <style:style style:name="T9" style:family="text">
      <style:text-properties style:font-name="Liberation Serif" fo:font-style="italic" officeooo:rsid="0021e146" style:font-style-asian="italic" style:font-style-complex="italic"/>
    </style:style>
    <style:style style:name="T10" style:family="text">
      <style:text-properties officeooo:rsid="001da26b"/>
    </style:style>
    <style:style style:name="T11" style:family="text">
      <style:text-properties fo:font-style="italic" style:font-style-asian="italic" style:font-style-complex="italic"/>
    </style:style>
    <style:style style:name="T12" style:family="text">
      <style:text-properties fo:font-style="italic" officeooo:rsid="001da26b" style:font-style-asian="italic" style:font-style-complex="italic"/>
    </style:style>
    <style:style style:name="T13" style:family="text">
      <style:text-properties fo:font-style="italic" officeooo:rsid="00204e3c" style:font-style-asian="italic" style:font-style-complex="italic"/>
    </style:style>
    <style:style style:name="T14" style:family="text">
      <style:text-properties fo:font-style="italic" officeooo:rsid="0021e146" style:font-style-asian="italic" style:font-style-complex="italic"/>
    </style:style>
    <style:style style:name="T15" style:family="text">
      <style:text-properties officeooo:rsid="0021e1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How to Use Git and GitHub</text:p>
      <text:p text:style-name="P23"/>
      <text:p text:style-name="P23">Ian Till <text:s/>- <text:s/>December 2018</text:p>
      <text:p text:style-name="P1"/>
      <text:p text:style-name="P1"/>
      <text:p text:style-name="P1">This is at least initially, a simple guide to the steps I went through to install Git on my laptop and get it running with a GitHub account to use repositories from all over the net. <text:s/>My aim is mainly to be able to keep my stock of Arduino libraries up to date (which up until this point I have only downloaded as Zip files and extracted into my working folders.</text:p>
      <text:p text:style-name="P1"/>
      <text:p text:style-name="P19">A lot of the basic usage has been learned from this excellent video on YouTube from Sumit Kumar: <text:s/><text:a xlink:type="simple" xlink:href="https://www.youtube.com/watch?v=ZrhdlerQ0rA" text:style-name="Internet_20_link" text:visited-style-name="Visited_20_Internet_20_Link">https://www.youtube.com/watch?v=ZrhdlerQ0rA</text:a> </text:p>
      <text:p text:style-name="P1"/>
      <text:p text:style-name="P1">Comments are welcome as I develop this, especially where I may inevitably make mistakes or misunderstand what is actually happening at the beginning. <text:s/>If this is useful to anyone else, that’s really great. <text:s/>:-)</text:p>
      <text:p text:style-name="P1"/>
      <text:p text:style-name="P1"/>
      <text:p text:style-name="P3">What goes where?</text:p>
      <text:p text:style-name="P1"/>
      <text:p text:style-name="P2">Git and GitHub sound like much the same thing and indeed they have similar functions in different places. <text:s/></text:p>
      <text:list xml:id="list7167906167015294254" text:style-name="L1">
        <text:list-item>
          <text:p text:style-name="P11"><text:span text:style-name="T2">Git</text:span><text:span text:style-name="T1"> is the underlying tool that manages repositories of files with version control, supporting multiple concurrent users and allowing those users to operate on the same software at the same time, then combine their work centrally in a managed workflow (process). <text:s/>The Git application is generally installed on the User’s computer and its function is simply to manage repositories and perform the various synchronisation actions between web copies, local copies and development branches.</text:span></text:p>
        </text:list-item>
        <text:list-item>
          <text:p text:style-name="P11"><text:span text:style-name="T2">GitHub</text:span><text:span text:style-name="T1"> is an open, online web-based repository system where users can publish their files (code, images, data sets and even documents like this one). <text:s/>A user can take someone else’s work and build on it, improve or fix it and then offer those changes back to the original author, or simply build their own version and tailor it to their own needs. <text:s/>As the original author improves their codes, GitHub also facilitates updating of derivatives (forks) and therefore benefits both authors and users.</text:span></text:p>
        </text:list-item>
      </text:list>
      <text:p text:style-name="P1"/>
      <text:p text:style-name="P1"/>
      <text:p text:style-name="P15">The Git Workflow</text:p>
      <text:p text:style-name="P25"/>
      <text:p text:style-name="P25">(insert diagram and describe)</text:p>
      <text:p text:style-name="P1"/>
      <text:p text:style-name="P1"/>
      <text:p text:style-name="P3">Installing Git</text:p>
      <text:p text:style-name="P1"/>
      <text:p text:style-name="P1">My machine is a an Acer Chromebook C720 running the excellent <text:a xlink:type="simple" xlink:href="https://galliumos.org/" text:style-name="Internet_20_link" text:visited-style-name="Visited_20_Internet_20_Link">GalliumOS</text:a>, essentially a lightweight version of Ubuntu. <text:s/>These steps should broadly be good for any Debian based distro:</text:p>
      <text:p text:style-name="P1"/>
      <text:p text:style-name="P5">sudo apt update</text:p>
      <text:p text:style-name="P5">sudo apt upgrade</text:p>
      <text:p text:style-name="P5">sudo apt-get install git-all</text:p>
      <text:p text:style-name="P4"/>
      <text:p text:style-name="P4">Once installed, configure a user:</text:p>
      <text:p text:style-name="P4"/>
      <text:p text:style-name="P9"><text:soft-page-break/><text:span text:style-name="Source_20_Text"><text:span text:style-name="T3">git config --global user.name "ian"</text:span></text:span></text:p>
      <text:p text:style-name="P9"><text:span text:style-name="Source_20_Text"><text:span text:style-name="T3">git config --global user.email git@example.com</text:span></text:span></text:p>
      <text:p text:style-name="P4"/>
      <text:p text:style-name="P4">Check settings with:</text:p>
      <text:p text:style-name="P4"/>
      <text:p text:style-name="P7">git config --list</text:p>
      <text:p text:style-name="P4"/>
      <text:p text:style-name="P8">Display help with:</text:p>
      <text:p text:style-name="P8"/>
      <text:p text:style-name="P6">git help</text:p>
      <text:p text:style-name="P8"/>
      <text:p text:style-name="P8">or</text:p>
      <text:p text:style-name="P8"/>
      <text:p text:style-name="P10"><text:span text:style-name="Source_20_Text"><text:span text:style-name="T3">git add -h <text:s/></text:span></text:span><text:span text:style-name="Source_20_Text"><text:span text:style-name="T4">(e.g. for specific help with the add command)</text:span></text:span></text:p>
      <text:p text:style-name="P8"/>
      <text:p text:style-name="P8"/>
      <text:p text:style-name="P8"/>
      <text:p text:style-name="P14">Using Git on your local machine</text:p>
      <text:p text:style-name="P4"/>
      <text:p text:style-name="P13">Creating a local repository in a folder on your machine...</text:p>
      <text:p text:style-name="P13"/>
      <text:p text:style-name="P13">At the terminal command prompt navigate to your chosen folder:</text:p>
      <text:p text:style-name="P13"/>
      <text:p text:style-name="P13"><text:span text:style-name="T5">cd Dropbox/Projects/instructions/ <text:s text:c="2"/></text:span><text:span text:style-name="T9">(this is my chosen folder)</text:span></text:p>
      <text:p text:style-name="P13"><text:span text:style-name="T5">git init <text:s text:c="27"/></text:span><text:span text:style-name="T9">(create new master level repository)</text:span></text:p>
      <text:p text:style-name="P13"><text:span text:style-name="T5"/></text:p>
      <text:p text:style-name="P17">Create a file in the new folder, or if it already contains files and then add them to the repository (start tracking them):</text:p>
      <text:p text:style-name="P13"><text:span text:style-name="T5"/></text:p>
      <text:p text:style-name="P13"><text:span text:style-name="T5">git add . <text:s text:c="16"/></text:span><text:span text:style-name="T7">(adds </text:span><text:span text:style-name="T8">and stages </text:span><text:span text:style-name="T7">all files in the folder)</text:span></text:p>
      <text:p text:style-name="P13"><text:span text:style-name="T5">git add HowToUseGit.odt <text:s text:c="2"/></text:span><text:span text:style-name="T7">(adds </text:span><text:span text:style-name="T8">and stages </text:span><text:span text:style-name="T7">just the one file)</text:span></text:p>
      <text:p text:style-name="P13"><text:span text:style-name="T5">git commit -</text:span><text:span text:style-name="T6">m ‘reason for the commit’</text:span><text:span text:style-name="T10"> <text:s text:c="2"/></text:span><text:span text:style-name="T12">(commits all the staged files, the -m is a shortcut, enter the note of why the commit was made in single quotes).</text:span></text:p>
      <text:p text:style-name="P18"/>
      <text:p text:style-name="P18">To show the status of the current repository and all the files in it:</text:p>
      <text:p text:style-name="P18"/>
      <text:p text:style-name="P18"><text:span text:style-name="T5">git status</text:span> <text:s text:c="3"/><text:span text:style-name="T13">(this will show whether files are untracked, tracked or staged)</text:span></text:p>
      <text:p text:style-name="P18"/>
      <text:p text:style-name="P19">Awesome… we’ve:</text:p>
      <text:list xml:id="list3838995581797532474" text:style-name="L2">
        <text:list-item>
          <text:p text:style-name="P20">Created a new <text:span text:style-name="T15">master </text:span>repository,</text:p>
        </text:list-item>
        <text:list-item>
          <text:p text:style-name="P20">Added a new file to Git,</text:p>
        </text:list-item>
        <text:list-item>
          <text:p text:style-name="P20">Committed that file to the repository,</text:p>
        </text:list-item>
        <text:list-item>
          <text:p text:style-name="P20">Checked that the file has been committed.</text:p>
        </text:list-item>
      </text:list>
      <text:p text:style-name="P19"/>
      <text:p text:style-name="P19">After this point, there are two obvious things to do:</text:p>
      <text:list xml:id="list6853966087608879378" text:style-name="L3">
        <text:list-item>
          <text:p text:style-name="P21">Edit the file and commit the changes again,</text:p>
        </text:list-item>
        <text:list-item>
          <text:p text:style-name="P21">Link this local repository to an online one and push these changes to it, <text:s/><text:span text:style-name="T15">← </text:span><text:span text:style-name="T14">This is optional</text:span></text:p>
        </text:list-item>
        <text:list-item>
          <text:p text:style-name="P21">Branch this repository so that changes can be made in the branch and then reviewed before merging them with the master branch. <text:s/>← <text:span text:style-name="T11">This is the conventional route</text:span></text:p>
        </text:list-item>
      </text:list>
      <text:p text:style-name="P19"/>
      <text:p text:style-name="P19"/>
      <text:p text:style-name="P25"><text:soft-page-break/>Add a branch, select it, make edits, stage the changed files and commit…</text:p>
      <text:p text:style-name="P25"/>
      <text:p text:style-name="P25">When done, merge the branch with the Master branch (or main line)…</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20:16:33.689608925</meta:creation-date>
    <dc:date>2018-12-06T21:46:14.577673586</dc:date>
    <meta:editing-duration>PT11M8S</meta:editing-duration>
    <meta:editing-cycles>3</meta:editing-cycles>
    <meta:generator>LibreOffice/5.1.6.2$Linux_X86_64 LibreOffice_project/10m0$Build-2</meta:generator>
    <meta:document-statistic meta:table-count="0" meta:image-count="0" meta:object-count="0" meta:page-count="3" meta:paragraph-count="47" meta:word-count="664" meta:character-count="3887" meta:non-whitespace-character-count="3214"/>
  </office:meta>
</office:document-meta>
</file>